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0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lfSw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29:4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table:style-name="ce2" office:value-type="float" office:value="0.3093" calcext:value-type="float">
            <text:p>0.3093</text:p>
          </table:table-cell>
          <table:table-cell office:value-type="float" office:value="18.7334" calcext:value-type="float">
            <text:p>18.7334</text:p>
          </table:table-cell>
          <table:table-cell office:value-type="float" office:value="0.9508" calcext:value-type="float">
            <text:p>0.9508</text:p>
          </table:table-cell>
          <table:table-cell table:style-name="ce2" office:value-type="float" office:value="0.6857" calcext:value-type="float">
            <text:p>0.68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0:04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088" calcext:value-type="float">
            <text:p>0.3088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6862" calcext:value-type="float">
            <text:p>0.68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0:2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631" calcext:value-type="float">
            <text:p>0.2631</text:p>
          </table:table-cell>
          <table:table-cell office:value-type="float" office:value="19.1245" calcext:value-type="float">
            <text:p>19.124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352" calcext:value-type="float">
            <text:p>0.73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0:3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971" calcext:value-type="float">
            <text:p>0.2971</text:p>
          </table:table-cell>
          <table:table-cell table:style-name="ce2" office:value-type="float" office:value="19.7787" calcext:value-type="float">
            <text:p>19.7787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6943" calcext:value-type="float">
            <text:p>0.69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0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2595" calcext:value-type="float">
            <text:p>0.2595</text:p>
          </table:table-cell>
          <table:table-cell office:value-type="float" office:value="19.0213" calcext:value-type="float">
            <text:p>19.0213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7379" calcext:value-type="float">
            <text:p>0.73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0:5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007" calcext:value-type="float">
            <text:p>0.3007</text:p>
          </table:table-cell>
          <table:table-cell office:value-type="float" office:value="19.7295" calcext:value-type="float">
            <text:p>19.7295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938" calcext:value-type="float">
            <text:p>0.69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35:00.442118304</dc:date>
    <meta:editing-duration>PT3M4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